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403cm" style:rel-column-width="20132*"/>
    </style:style>
    <style:style style:name="Table3.B" style:family="table-column">
      <style:table-column-properties style:column-width="12.187cm" style:rel-column-width="45403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403cm" style:rel-column-width="20132*"/>
    </style:style>
    <style:style style:name="Table2.B" style:family="table-column">
      <style:table-column-properties style:column-width="12.187cm" style:rel-column-width="45403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5.403cm"/>
    </style:style>
    <style:style style:name="Table4.B" style:family="table-column">
      <style:table-column-properties style:column-width="12.192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403cm" style:rel-column-width="20132*"/>
    </style:style>
    <style:style style:name="Table1.B" style:family="table-column">
      <style:table-column-properties style:column-width="12.187cm" style:rel-column-width="4540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5.403cm"/>
    </style:style>
    <style:style style:name="Table5.B" style:family="table-column">
      <style:table-column-properties style:column-width="12.192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5.398cm"/>
    </style:style>
    <style:style style:name="Table6.B" style:family="table-column">
      <style:table-column-properties style:column-width="12.197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04c" officeooo:paragraph-rsid="00285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1bb" officeooo:paragraph-rsid="001dc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1bb" officeooo:paragraph-rsid="00285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85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0db7" officeooo:paragraph-rsid="00285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6f8" officeooo:paragraph-rsid="002e3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f49b" officeooo:paragraph-rsid="002ff4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22bd" officeooo:paragraph-rsid="00322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c4f8" officeooo:paragraph-rsid="0034c4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6db" officeooo:paragraph-rsid="00368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ddfd" officeooo:paragraph-rsid="0038d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204c" officeooo:paragraph-rsid="001dc9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204c" officeooo:paragraph-rsid="002851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36f8" officeooo:paragraph-rsid="002e36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dc91d" officeooo:paragraph-rsid="001dc9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1dc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1f17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139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23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3b5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5a9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70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948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9cd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e3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fd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1a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1a8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22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33f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50b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68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828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ffd50" officeooo:paragraph-rsid="001ffd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139e5" officeooo:paragraph-rsid="002139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2375f" officeooo:paragraph-rsid="00223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b581" officeooo:paragraph-rsid="0023b5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5a965" officeooo:paragraph-rsid="0025a9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70d69" officeooo:paragraph-rsid="00270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948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9cd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a76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e3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fd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1a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1a8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68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828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cd46" officeooo:paragraph-rsid="0029cd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a76b9" officeooo:paragraph-rsid="002a76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bfef7" officeooo:paragraph-rsid="002bf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f6419" officeooo:paragraph-rsid="002f64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fdc16" officeooo:paragraph-rsid="002fd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1a27e" officeooo:paragraph-rsid="0031a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1a8e2" officeooo:paragraph-rsid="0031a8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222bd" officeooo:paragraph-rsid="00322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33f9e" officeooo:paragraph-rsid="00333f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50bf2" officeooo:paragraph-rsid="00350b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686db" officeooo:paragraph-rsid="00368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828a1" officeooo:paragraph-rsid="003828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fo:language="en" fo:country="US" officeooo:rsid="001dc91d" officeooo:paragraph-rsid="001dc91d"/>
    </style:style>
    <style:style style:name="P62" style:family="paragraph" style:parent-style-name="Standard">
      <style:text-properties officeooo:rsid="0011204c" officeooo:paragraph-rsid="002851c8"/>
    </style:style>
    <style:style style:name="P63" style:family="paragraph" style:parent-style-name="Standard">
      <style:paragraph-properties fo:break-before="page"/>
      <style:text-properties officeooo:rsid="0011204c" officeooo:paragraph-rsid="002851c8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b04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c7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d07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d3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eb3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43e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4482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44da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b04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c7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d07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d3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eb3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40da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418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43e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4482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44da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46a3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b04e1" officeooo:paragraph-rsid="003b04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c7709" officeooo:paragraph-rsid="003c7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d0799" officeooo:paragraph-rsid="003d07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d3cd7" officeooo:paragraph-rsid="003d3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eb310" officeooo:paragraph-rsid="003eb3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0da36" officeooo:paragraph-rsid="0040da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18427" officeooo:paragraph-rsid="00418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3e234" officeooo:paragraph-rsid="0043e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482cf" officeooo:paragraph-rsid="004482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4daa3" officeooo:paragraph-rsid="0044da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6a35a" officeooo:paragraph-rsid="0046a3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b0e3" officeooo:paragraph-rsid="003bb0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6145" officeooo:paragraph-rsid="003d6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8427" officeooo:paragraph-rsid="00418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e234" officeooo:paragraph-rsid="0043e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f17f5"/>
    </style:style>
    <style:style style:name="T2" style:family="text">
      <style:text-properties officeooo:rsid="001ffd50"/>
    </style:style>
    <style:style style:name="T3" style:family="text">
      <style:text-properties officeooo:rsid="002139e5"/>
    </style:style>
    <style:style style:name="T4" style:family="text">
      <style:text-properties officeooo:rsid="0023b581"/>
    </style:style>
    <style:style style:name="T5" style:family="text">
      <style:text-properties officeooo:rsid="00270d69"/>
    </style:style>
    <style:style style:name="T6" style:family="text">
      <style:text-properties officeooo:rsid="0029cd46"/>
    </style:style>
    <style:style style:name="T7" style:family="text">
      <style:text-properties officeooo:rsid="002a76b9"/>
    </style:style>
    <style:style style:name="T8" style:family="text">
      <style:text-properties officeooo:rsid="002e36f8"/>
    </style:style>
    <style:style style:name="T9" style:family="text">
      <style:text-properties officeooo:rsid="002fdc16"/>
    </style:style>
    <style:style style:name="T10" style:family="text">
      <style:text-properties officeooo:rsid="0031a27e"/>
    </style:style>
    <style:style style:name="T11" style:family="text">
      <style:text-properties officeooo:rsid="0031a8e2"/>
    </style:style>
    <style:style style:name="T12" style:family="text">
      <style:text-properties officeooo:rsid="003222bd"/>
    </style:style>
    <style:style style:name="T13" style:family="text">
      <style:text-properties officeooo:rsid="003686db"/>
    </style:style>
    <style:style style:name="T14" style:family="text">
      <style:text-properties officeooo:rsid="003828a1"/>
    </style:style>
    <style:style style:name="T15" style:family="text">
      <style:text-properties officeooo:rsid="003b04e1"/>
    </style:style>
    <style:style style:name="T16" style:family="text">
      <style:text-properties officeooo:rsid="003d0799"/>
    </style:style>
    <style:style style:name="T17" style:family="text">
      <style:text-properties officeooo:rsid="003d3cd7"/>
    </style:style>
    <style:style style:name="T18" style:family="text">
      <style:text-properties officeooo:rsid="003eb310"/>
    </style:style>
    <style:style style:name="T19" style:family="text">
      <style:text-properties officeooo:rsid="00418427"/>
    </style:style>
    <style:style style:name="T20" style:family="text">
      <style:text-properties officeooo:rsid="0043e234"/>
    </style:style>
    <style:style style:name="T21" style:family="text">
      <style:text-properties officeooo:rsid="004482cf"/>
    </style:style>
    <style:style style:name="T22" style:family="text">
      <style:text-properties officeooo:rsid="0044da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Synchrony Summary:<text:line-break/></text:p>
      <text:p text:style-name="P61">Frontal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Name of area</text:p>
          </table:table-cell>
          <table:table-cell table:style-name="Table3.B1" office:value-type="string">
            <text:p text:style-name="P15">Sig stats summary</text:p>
          </table:table-cell>
        </table:table-row>
        <table:table-row>
          <table:table-cell table:style-name="Table3.A2" office:value-type="string">
            <text:p text:style-name="P2">Frontal pole</text:p>
          </table:table-cell>
          <table:table-cell table:style-name="Table3.B2" office:value-type="string">
            <text:p text:style-name="P16">Session 1 ANOVA (4 stim types) – <text:span text:style-name="T1">F(3,72)=4.6, p=0.005</text:span></text:p>
            <text:p text:style-name="P16">t-tests: </text:p>
            <text:p text:style-name="P16">I&lt;S – t=-2.60, p=0.013</text:p>
            <text:p text:style-name="P16">S&gt;W – t=2.37, p=0.023</text:p>
            <text:p text:style-name="P16">A1&lt;S1 – t=-2.29, p=0.028</text:p>
            <text:p text:style-name="P16">I1&lt;S1 – t=-3.37, p=0.002</text:p>
            <text:p text:style-name="P16">S1&gt;W1 – t=3.58, p&lt;0.001</text:p>
            <text:p text:style-name="P16"><text:span text:style-name="T2">A: </text:span>FW2&gt;UW2 – t=3.43, p=0.003</text:p>
            <text:p text:style-name="P16"><text:span text:style-name="T2">A: </text:span>FW1&lt;FW2 – t=-2.99, p=0.008</text:p>
          </table:table-cell>
        </table:table-row>
        <table:table-row>
          <table:table-cell table:style-name="Table3.A2" office:value-type="string">
            <text:p text:style-name="P2">Superior frontal gyrus</text:p>
          </table:table-cell>
          <table:table-cell table:style-name="Table3.B2" office:value-type="string">
            <text:p text:style-name="P17">Session 1 ANOVA (4 stim types) – <text:span text:style-name="T1">F(3,72)=5.52, p=0.002</text:span></text:p>
            <text:p text:style-name="P34">Session1<text:span text:style-name="T3">&amp;</text:span>2ANOVA – F(3,72)=2.94, p=0.039</text:p>
            <text:p text:style-name="P34">A&gt;I t=2.07, p=0.045</text:p>
            <text:p text:style-name="P34">I&lt;S t=-2.29, p=0.028</text:p>
            <text:p text:style-name="P34">S&gt;W t=2.10, p=0.043</text:p>
            <text:p text:style-name="P34">A1&gt;I1 t=2.97, p=0.005</text:p>
            <text:p text:style-name="P34">A1&gt;W1 t=2.37, p=0.023</text:p>
            <text:p text:style-name="P34">I1&lt;S1 t=-3.30, p=0.002</text:p>
            <text:p text:style-name="P34">S1&gt;W1 t=2.69, p=0.01</text:p>
            <text:p text:style-name="P34">A: FW2&gt;UW2 t=3.80, p=0.002</text:p>
            <text:p text:style-name="P34">A: FW1&lt;FW2 t=-2.85, p=0.01</text:p>
            <text:p text:style-name="P34">ALL: UW1&gt;UW2 t=2.42, p=0.02</text:p>
          </table:table-cell>
        </table:table-row>
        <table:table-row>
          <table:table-cell table:style-name="Table3.A2" office:value-type="string">
            <text:p text:style-name="P2">Middle frontal gyrus</text:p>
          </table:table-cell>
          <table:table-cell table:style-name="Table3.B2" office:value-type="string">
            <text:p text:style-name="P35">A&gt;W t=2.07, p=0.045</text:p>
            <text:p text:style-name="P35">A2&gt;W2 t=2.06, p=0.048</text:p>
            <text:p text:style-name="P35">A: FW2&gt;UW2 t=3.25, p=0.006</text:p>
            <text:p text:style-name="P35">B: FW2&lt;UW2 t=-2.29, p=0.037</text:p>
            <text:p text:style-name="P35">ALL: FS1&gt;FS2 t=2.21, p=0.033</text:p>
          </table:table-cell>
        </table:table-row>
        <table:table-row>
          <table:table-cell table:style-name="Table3.A2" office:value-type="string">
            <text:p text:style-name="P2">Inferior frontal gyrus, pars triangularis</text:p>
          </table:table-cell>
          <table:table-cell table:style-name="Table3.B2" office:value-type="string">
            <text:p text:style-name="P18">Session 1 ANOVA (4 stim types) – <text:span text:style-name="T1">F(3,72)=7.48, p&lt;0.001</text:span></text:p>
            <text:p text:style-name="P35">Session1&amp;2 ANOVA – F(3,72)=4.48, p=0.006</text:p>
            <text:p text:style-name="P35">A&lt;W t=-2.75,p=0.009</text:p>
            <text:p text:style-name="P35">I&lt;W t=-3.507, p=0.001</text:p>
            <text:p text:style-name="P35">A1&lt;S1 t=-2.37, p=0.02</text:p>
            <text:p text:style-name="P35">A1&lt;W1 t=-2.29, p=0.02</text:p>
            <text:p text:style-name="P35">I1&lt;S1 t=-4.17, p&lt;0.001</text:p>
            <text:p text:style-name="P35">I1&lt;W1 t=-4.38,p&lt;0.001</text:p>
            <text:p text:style-name="P35">S2&lt;W2 t=-2.12, p=0.041</text:p>
            <text:p text:style-name="P35">B: FS2&lt;US2 t=-3.17, p=0.006</text:p>
            <text:p text:style-name="P35">B: FS1&gt;FS2 t=2.99, p=0.008</text:p>
            <text:p text:style-name="P35">B: FW1&gt;FW2 t=2.56, p=0.02</text:p>
            <text:p text:style-name="P35">ALL: FS1&gt;&gt;FS2 t=2.91, p=0.006</text:p>
            <text:p text:style-name="P35">ALL: UI1&lt;UI2 t=-2.79, p=0.008</text:p>
            <text:p text:style-name="P35">ALL: UW1&gt;UW2 t=4.12, p&lt;0.001</text:p>
          </table:table-cell>
        </table:table-row>
        <table:table-row>
          <table:table-cell table:style-name="Table3.A2" office:value-type="string">
            <text:p text:style-name="P2">Inferior frontal gyrus, pars <text:soft-page-break/>opercularis</text:p>
          </table:table-cell>
          <table:table-cell table:style-name="Table3.B2" office:value-type="string">
            <text:p text:style-name="P19">Session 1 ANOVA (4 stim types) – <text:span text:style-name="T1">F(3,72)=4.35, p&lt;0.007</text:span></text:p>
            <text:p text:style-name="P36"><text:soft-page-break/>I&lt;S t=-2.49, p=0.02</text:p>
            <text:p text:style-name="P36">A1&lt;S1 t=-2.21, p=0.03</text:p>
            <text:p text:style-name="P36">I1&lt;S1 t=-3.58, p&lt;0.001</text:p>
            <text:p text:style-name="P36">S1&gt;W1 t=2.58, p=0.01</text:p>
            <text:p text:style-name="P36">A: FW2&gt;UW2 t=2.71, p=0.02</text:p>
            <text:p text:style-name="P36">A: FW1&lt;FW2 t=-2.53, p=0.02</text:p>
            <text:p text:style-name="P36">B: FS2&lt;US2 t=-2.2, p=0.044</text:p>
            <text:p text:style-name="P36">B: FS1&gt;FS2 t=3.59, p=0.002</text:p>
            <text:p text:style-name="P36">B: FW1&gt;FW2 t=3.36,p=0.004</text:p>
            <text:p text:style-name="P36">ALL: FS1&gt;FS2 t=3.45, p=0.001</text:p>
            <text:p text:style-name="P36">ALL: UI1&lt;UI2 t=-2.16, p=0.037</text:p>
            <text:p text:style-name="P36">ALL: UW1&gt;UW2 t=3.33, p=0.002</text:p>
          </table:table-cell>
        </table:table-row>
        <table:table-row>
          <table:table-cell table:style-name="Table3.A2" office:value-type="string">
            <text:p text:style-name="P2">Frontal medial cortex</text:p>
          </table:table-cell>
          <table:table-cell table:style-name="Table3.B2" office:value-type="string">
            <text:p text:style-name="P20">Session <text:span text:style-name="T4">2</text:span> ANOVA (4 stim types) – <text:span text:style-name="T1">F(3,72)=4.51, p=0.006</text:span></text:p>
            <text:p text:style-name="P37">Session1&amp;2 ANOVA – F(3,72)=5.53, p=0.002</text:p>
            <text:p text:style-name="P37">A&gt;I t=3.0, p=0.005</text:p>
            <text:p text:style-name="P37">I&lt;S t=-4.12, p&lt;0.001</text:p>
            <text:p text:style-name="P37">S1&gt;W1 t=2.53,p=0.02</text:p>
            <text:p text:style-name="P37">A2&gt;I2 t=3.15, p=0.004</text:p>
            <text:p text:style-name="P37">I2&lt;S2 t=-3.33, p=0.002</text:p>
            <text:p text:style-name="P37">I2&lt;W2 t=-2.99, p=0.005</text:p>
            <text:p text:style-name="P37">A: FI1&gt;FI2 t=3.64, p=0.002</text:p>
            <text:p text:style-name="P37">ALL: FI1&gt;FI2 t=2.095, p=0.044</text:p>
          </table:table-cell>
        </table:table-row>
        <table:table-row>
          <table:table-cell table:style-name="Table3.A2" office:value-type="string">
            <text:p text:style-name="P2">Frontal orbital cortex</text:p>
          </table:table-cell>
          <table:table-cell table:style-name="Table3.B2" office:value-type="string">
            <text:p text:style-name="P21">Session 1 ANOVA (4 stim types) – <text:span text:style-name="T1">F(3,72)=3.49, p=0.02</text:span></text:p>
            <text:p text:style-name="P38">I&lt;S t=-2.78, p=0.008</text:p>
            <text:p text:style-name="P38">A1&gt;I1 t=2.19, p=0.036</text:p>
            <text:p text:style-name="P38">I1&lt;S1 t=-3.18, p=0.003</text:p>
            <text:p text:style-name="P38">S1&gt;W1 t=2.20, p=0.03</text:p>
            <text:p text:style-name="P38">A: FI1&gt;FI2 t=2.32, p=0.03</text:p>
            <text:p text:style-name="P38">A: FW1&lt;FW2 t=-2.26, p=0.037</text:p>
            <text:p text:style-name="P38">B: FA2&lt;UA2 t=-2.87, p=0.01</text:p>
            <text:p text:style-name="P38">B: FA1&gt;FA2 t=2.25, p=0.045</text:p>
            <text:p text:style-name="P38">ALL: UW1&gt;UW2 t=2.9829, p=0.005</text:p>
          </table:table-cell>
        </table:table-row>
        <table:table-row>
          <table:table-cell table:style-name="Table3.A2" office:value-type="string">
            <text:p text:style-name="P2">Frontal operculum cortex</text:p>
          </table:table-cell>
          <table:table-cell table:style-name="Table3.B2" office:value-type="string">
            <text:p text:style-name="P22">Session 1 ANOVA (4 stim types) – <text:span text:style-name="T1">F(3,72)=5.53, p=0.002</text:span></text:p>
            <text:p text:style-name="P22">Session <text:span text:style-name="T5">2</text:span> ANOVA (4 stim types) – <text:span text:style-name="T1">F(3,72)=3.76, p=0.01</text:span></text:p>
            <text:p text:style-name="P39">I&gt;W t=2.49, p=0.02</text:p>
            <text:p text:style-name="P39">I1&lt;S1 t=-2.22, p=0.03</text:p>
            <text:p text:style-name="P39">S1&gt;W1 t=3.54, p=0.001</text:p>
            <text:p text:style-name="P39">A2&lt;I2 t=-2.38, p=0.02</text:p>
            <text:p text:style-name="P39">I2&gt;S2 t=3.34, p=0.002</text:p>
            <text:p text:style-name="P39">A: FS2&lt;US2 t=-2.26, p=0.037</text:p>
            <text:p text:style-name="P39">A: FW1&lt;FW2 t=-3.69, p=0.002</text:p>
            <text:p text:style-name="P39">B: FW2&gt;UW2 t=3.15, p=0.007</text:p>
            <text:p text:style-name="P39">B: FS1&gt;FS2 t=2.79, p=0.01</text:p>
            <text:p text:style-name="P39">ALL: FS1&gt;FS2 t=2.91, p=0.006</text:p>
            <text:p text:style-name="P39">ALL: FW1&lt;FW2 t=-3.72, p&lt;0.001</text:p>
            <text:p text:style-name="P39">ALL: UI1&lt;UI2 t=-2.72, p=0.01</text:p>
            <text:p text:style-name="P39">ALL: UW1&gt;UW2 t=2.51, p=0.02</text:p>
          </table:table-cell>
        </table:table-row>
      </table:table>
      <text:p text:style-name="P62"><text:soft-page-break/>Cingulate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Name of area</text:p>
          </table:table-cell>
          <table:table-cell table:style-name="Table2.B1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3">Paracingulate gyrus</text:p>
          </table:table-cell>
          <table:table-cell table:style-name="Table2.B2" office:value-type="string">
            <text:p text:style-name="P23">Session 1 ANOVA (4 stim types) – <text:span text:style-name="T1">F(3,72)=6.89, p&lt;0.001</text:span></text:p>
            <text:p text:style-name="P40">Sessi<text:span text:style-name="T7">o</text:span>n1&amp;2 F(3,72)=3.39, p=0.01</text:p>
            <text:p text:style-name="P40">I&lt;S t=-3.31, p=0.002</text:p>
            <text:p text:style-name="P40">A1&gt;I1 t=2.66, p=0.01</text:p>
            <text:p text:style-name="P40">I1&lt;S1 t=-4.73, p&lt;0.001</text:p>
            <text:p text:style-name="P40">S1&lt;W1 t=3.12, p=0.003</text:p>
            <text:p text:style-name="P40">A: FA2&gt;UA2 t=3.20, p=0.007</text:p>
            <text:p text:style-name="P40">A: FW2&gt;UW2 t=2.71, p=0.01</text:p>
            <text:p text:style-name="P40">A: FW1 &lt;FW2 t=-3.07, p=0.007</text:p>
            <text:p text:style-name="P40">B: FA2&lt;UA2 t=-3.921, p=0.001</text:p>
          </table:table-cell>
        </table:table-row>
        <table:table-row>
          <table:table-cell table:style-name="Table2.A2" office:value-type="string">
            <text:p text:style-name="P3">Cingulate gyrus, anterior division</text:p>
          </table:table-cell>
          <table:table-cell table:style-name="Table2.B2" office:value-type="string">
            <text:p text:style-name="P24">Session 1 ANOVA (4 stim types) – <text:span text:style-name="T1">F(3,72)=7.81, p&lt;0.001</text:span></text:p>
            <text:p text:style-name="P41">Sessi<text:span text:style-name="T7">o</text:span>n1&amp;2 F(3,72)=<text:span text:style-name="T6">4.65</text:span>, p=0.0<text:span text:style-name="T6">05</text:span></text:p>
            <text:p text:style-name="P49">A&gt;I t=2.28, p=0.03</text:p>
            <text:p text:style-name="P49">I&lt;S t=-3.71, p&lt;0.001</text:p>
            <text:p text:style-name="P49">I&lt;W t=-2.24, p=0.03</text:p>
            <text:p text:style-name="P49">A1&gt;I1 t=2.42, p=0.02</text:p>
            <text:p text:style-name="P49">A1&lt;S1 t=-2.34 p=0.02</text:p>
            <text:p text:style-name="P49">I1&lt;S1 t=-5.32, p&lt;0.001</text:p>
            <text:p text:style-name="P49">S1&gt;W1 t=3.15, p=0.003</text:p>
            <text:p text:style-name="P49">A: FA2&gt;UA2 t=2.85, p=0.01</text:p>
            <text:p text:style-name="P49">B: FA2&lt;UA2 t=-6.07, p&lt;0.001</text:p>
            <text:p text:style-name="P49">B: FA1&gt;FA2 t=2.57, p=0.02</text:p>
            <text:p text:style-name="P49">ALL: FS1&gt;FS2 t=2.11, p=0.041</text:p>
          </table:table-cell>
        </table:table-row>
        <table:table-row>
          <table:table-cell table:style-name="Table2.A2" office:value-type="string">
            <text:p text:style-name="P3">Cingulate gyrus, posterior division</text:p>
          </table:table-cell>
          <table:table-cell table:style-name="Table2.B2" office:value-type="string">
            <text:p text:style-name="P42">Sessi<text:span text:style-name="T7">o</text:span>n1&amp;2 F(3,72)=<text:span text:style-name="T7">3.06</text:span>, p=0.0<text:span text:style-name="T7">3</text:span></text:p>
            <text:p text:style-name="P50">A&lt;I t=-2.14, p=0.04</text:p>
            <text:p text:style-name="P50">A&lt;S t=-3.04, p=0.004</text:p>
            <text:p text:style-name="P50">A2&lt;I2 t=-2.09, p=0.04</text:p>
            <text:p text:style-name="P50">A2&lt;S2 t=-2.80, p=0.008</text:p>
            <text:p text:style-name="P50">A: FW2&gt;UW2 t=2.34, p=0.03</text:p>
            <text:p text:style-name="P50">B: FA2&lt;UA2 t=-3.01, p=0.008</text:p>
            <text:p text:style-name="P50">B: FA1&gt;FA2 t=3.14, p=0.006</text:p>
            <text:p text:style-name="P50">ALL: UW1&lt;UW2 t=3.31, p=0.002</text:p>
          </table:table-cell>
        </table:table-row>
      </table:table>
      <text:p text:style-name="P62"/>
      <text:p text:style-name="P62">SMA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Name of area</text:p>
          </table:table-cell>
          <table:table-cell table:style-name="Table4.B1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3">Juxtapositional Lobule cortex (formerly SM cortex)</text:p>
          </table:table-cell>
          <table:table-cell table:style-name="Table4.B2" office:value-type="string">
            <text:p text:style-name="P51">A: FS2&lt;US2 t=-2.52, p=0.02</text:p>
            <text:p text:style-name="P51">ALL: FA1&lt;FA2 t=2.22, p=0.03</text:p>
            <text:p text:style-name="P51">ALL: US1&gt;US2 t=-3.18, p=0.003</text:p>
          </table:table-cell>
        </table:table-row>
      </table:table>
      <text:p text:style-name="P62"/>
      <text:p text:style-name="P62">Auditory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Name of area</text:p>
          </table:table-cell>
          <table:table-cell table:style-name="Table1.B1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3">Insular cortex</text:p>
          </table:table-cell>
          <table:table-cell table:style-name="Table1.B2" office:value-type="string">
            <text:p text:style-name="P6">I1&lt;S1 t=-2.49, p=0.02</text:p>
            <text:p text:style-name="P6">B: FI2&lt;UI2 t=-2.77, p=0.01</text:p>
            <text:p text:style-name="P6"><text:soft-page-break/>B: FW2&gt;UW2 t=2.93, p=0.01</text:p>
            <text:p text:style-name="P6">B: FA1&gt;FA2 t=2.30, p=0.04</text:p>
            <text:p text:style-name="P6">ALL: UI1&lt;UI2, t=-2.99, p=0.005</text:p>
            <text:p text:style-name="P6">ALL: UW1&gt;UW2 t=2.59, p&lt;0.001</text:p>
          </table:table-cell>
        </table:table-row>
        <table:table-row>
          <table:table-cell table:style-name="Table1.A2" office:value-type="string">
            <text:p text:style-name="P3">Heschel’s gyrus</text:p>
          </table:table-cell>
          <table:table-cell table:style-name="Table1.B2" office:value-type="string">
            <text:p text:style-name="P25">Session 1 ANOVA (4 stim types) – <text:span text:style-name="T1">F(3,72)=6.73, p&lt;0.001</text:span></text:p>
            <text:p text:style-name="P43">Sessi<text:span text:style-name="T7">o</text:span>n1&amp;2 F(3,72)=<text:span text:style-name="T8">4.94</text:span>, p=0.0<text:span text:style-name="T8">04</text:span></text:p>
            <text:p text:style-name="P52">I&lt;S t=-2.93, p=0.006</text:p>
            <text:p text:style-name="P52">S&gt;W t=2.89, p=0.007</text:p>
            <text:p text:style-name="P52">A1&gt;I1 t=2.67, p=0.01</text:p>
            <text:p text:style-name="P52">A1&gt;W1 t=2.11, p=0.04</text:p>
            <text:p text:style-name="P52">I1&lt;S1 t=-3.57, p=0.001</text:p>
            <text:p text:style-name="P52">S1&gt;W1 t=3.14, p=0.004</text:p>
            <text:p text:style-name="P52">A: FW1&gt;FW2 t=2.21, p=0.04</text:p>
            <text:p text:style-name="P52">B: FI1&gt;FI2 t=2.24, p=0.04</text:p>
            <text:p text:style-name="P52">ALL: FI1&gt;FI2 t=2.48, p=0.02</text:p>
            <text:p text:style-name="P52">ALL: FS1&gt;FS2 t=2.43, p=0.02</text:p>
            <text:p text:style-name="P52">ALL: FW1&gt;FW2 t=2.83, p=0.008</text:p>
            <text:p text:style-name="P52">ALL: UA1&gt;UA2 t=4.26, p&lt;0.001</text:p>
            <text:p text:style-name="P52">ALL: US1&gt;US2 t=2.25, p=0.03</text:p>
            <text:p text:style-name="P52">ALL: UW1&gt;UW2 t=2.42, p=0.02</text:p>
          </table:table-cell>
        </table:table-row>
        <table:table-row>
          <table:table-cell table:style-name="Table1.A2" office:value-type="string">
            <text:p text:style-name="P3">Superior Temporal Gyrus, anterior division</text:p>
          </table:table-cell>
          <table:table-cell table:style-name="Table1.B2" office:value-type="string">
            <text:p text:style-name="P26">Session 1 ANOVA (4 stim types) – <text:span text:style-name="T1">F(3,72)=10.76, p&lt;0.001</text:span></text:p>
            <text:p text:style-name="P44">Sessi<text:span text:style-name="T7">o</text:span>n1&amp;2 F(3,72)=<text:span text:style-name="T9">7.18, p&lt;0.001</text:span></text:p>
            <text:p text:style-name="P53">A&gt;I t=3.25, p=0.003</text:p>
            <text:p text:style-name="P53">I&lt;S t=-4.50, p&lt;0.001</text:p>
            <text:p text:style-name="P53">I&lt;W t=-3.17, p=0.003</text:p>
            <text:p text:style-name="P53">A1&gt;I1 t=4.02, p&lt;0.001</text:p>
            <text:p text:style-name="P53">I1&lt;S1 t=-5.62, p&lt;0.001</text:p>
            <text:p text:style-name="P53">I1&lt;W1 t=-4.23, p&lt;0.001</text:p>
            <text:p text:style-name="P53">S1&gt;W1 t=2.30, p=0.03</text:p>
            <text:p text:style-name="P53">I2&lt;S2 t=-2.17, p=0.04</text:p>
            <text:p text:style-name="P53">A: FS1 &gt;FS2, t=2.79, p=0.012</text:p>
            <text:p text:style-name="P53">A: FW1&gt;FW2, t=2.78, p=0.01</text:p>
            <text:p text:style-name="P53">B: FS1&gt;FS2 t=2.23, p=0.04</text:p>
            <text:p text:style-name="P53">ALL: FA1&gt;FA2 t=2.16, p=0.04</text:p>
            <text:p text:style-name="P53">ALL: FS1&gt;FS2 t=3.39, p=0.002</text:p>
            <text:p text:style-name="P53">ALL: FW1&gt;FW2 t=3.20, p=0.003</text:p>
            <text:p text:style-name="P53">ALL: UA1&gt;UA2 t=3.74 p&lt;0.001</text:p>
            <text:p text:style-name="P53">ALL: US1&gt;US2 t=2.14, p=0.04</text:p>
            <text:p text:style-name="P53">ALL: UW1&gt;UW2 t=3.31, p=0.002</text:p>
          </table:table-cell>
        </table:table-row>
        <table:table-row>
          <table:table-cell table:style-name="Table1.A2" office:value-type="string">
            <text:p text:style-name="P3">Planum polare</text:p>
          </table:table-cell>
          <table:table-cell table:style-name="Table1.B2" office:value-type="string">
            <text:p text:style-name="P7">B: FI1&gt;FI2 t=2.91, p=0.013</text:p>
            <text:p text:style-name="P7">ALL: FI1&gt;FI2 t=3.71,p&lt;0.001</text:p>
            <text:p text:style-name="P7">ALL: FS1&gt;FS2 t=2.58, p=0.014</text:p>
            <text:p text:style-name="P7">ALL: FW1&gt;FW2 t=2.11, p=0.041</text:p>
            <text:p text:style-name="P7">ALL: UA1&gt;UA2 t=3.02, p=0.005</text:p>
            <text:p text:style-name="P7">ALL: UW1&gt;UW2 t=2.40, p=0.02</text:p>
          </table:table-cell>
        </table:table-row>
        <table:table-row>
          <table:table-cell table:style-name="Table1.A2" office:value-type="string">
            <text:p text:style-name="P3">Planum temporale</text:p>
          </table:table-cell>
          <table:table-cell table:style-name="Table1.B2" office:value-type="string">
            <text:p text:style-name="P27">Session 1 ANOVA (4 stim types) – <text:span text:style-name="T1">F(3,72)=5.85, p=0.001</text:span></text:p>
            <text:p text:style-name="P45"><text:soft-page-break/>Sessi<text:span text:style-name="T7">o</text:span>n1&amp;2 F(3,72)=<text:span text:style-name="T10">4.18, p=0.009</text:span></text:p>
            <text:p text:style-name="P54">I&lt;S t=-3.03, p=0.005</text:p>
            <text:p text:style-name="P54">S&gt;W t=2.34, p=0.03</text:p>
            <text:p text:style-name="P54">A1&gt;I1 t=2.21, p=0.03</text:p>
            <text:p text:style-name="P54">I1&lt;S1 t=-3.72, p&lt;0.001</text:p>
            <text:p text:style-name="P54">S1&gt;W1 t=2.81, p=0.008</text:p>
            <text:p text:style-name="P54">A: FI1&gt;FI2 t=2.52, p=0.02</text:p>
            <text:p text:style-name="P54">B: FS1&gt;FS2 t=2.64, p=0.02</text:p>
            <text:p text:style-name="P54">B: FW1&gt;FW2 t=2.29, p=0.04</text:p>
            <text:p text:style-name="P54">ALL: FA1&gt;FA2 t=2.30, p=0.03</text:p>
            <text:p text:style-name="P54">ALL: FI1&gt;FI2 t=3.40, p=0.002</text:p>
            <text:p text:style-name="P54">ALL: FS1&gt;FS2 t=2.88, p=0.007</text:p>
            <text:p text:style-name="P54">ALL: FW1&gt;FW2 t=2.67, p=0.01</text:p>
            <text:p text:style-name="P54">ALL: UA<text:span text:style-name="T11">1</text:span>&gt;UA2 t=4.04, p&lt;0.001</text:p>
            <text:p text:style-name="P54">ALL: US1&gt;US2 t=2.35, p=0.02</text:p>
            <text:p text:style-name="P54">ALL: UW1&gt;UW2 t=3.16, p=0.003</text:p>
          </table:table-cell>
        </table:table-row>
        <table:table-row>
          <table:table-cell table:style-name="Table1.A2" office:value-type="string">
            <text:p text:style-name="P3">Superior Temporal Gyrus, posterior division</text:p>
          </table:table-cell>
          <table:table-cell table:style-name="Table1.B2" office:value-type="string">
            <text:p text:style-name="P28">Session 1 ANOVA (4 stim types) – <text:span text:style-name="T1">F(3,72)=9.89 p&lt;0.001</text:span></text:p>
            <text:p text:style-name="P46">Sessi<text:span text:style-name="T7">o</text:span>n1&amp;2 F(3,72)=<text:span text:style-name="T11">6.71, p&lt;0.001</text:span></text:p>
            <text:p text:style-name="P55">A&gt;I t=2.57, p=0.01</text:p>
            <text:p text:style-name="P55">I&lt;S t=-4.09, p&lt;0.001</text:p>
            <text:p text:style-name="P55">S&gt;W t=2.48, p=0.02</text:p>
            <text:p text:style-name="P55">A1&gt;I1 t=3.19, p=0.003</text:p>
            <text:p text:style-name="P55">I1&lt;S1 t=-5.16, p&lt;0.001</text:p>
            <text:p text:style-name="P55">I1&lt;W1 t=-2.74, p=0.01</text:p>
            <text:p text:style-name="P55">S1&gt;W1 t=3.02, p=0.005</text:p>
            <text:p text:style-name="P55">A: FA1&gt;FA2 t=2.26, p=0.04</text:p>
            <text:p text:style-name="P55">A: FI1&gt;FI2 t=2.45, p=0.03</text:p>
            <text:p text:style-name="P55">B: FS1&gt; FS2 t=2.63, p=0.02</text:p>
            <text:p text:style-name="P55">ALL: FA1&gt;FA2 t=2.50, p=0.02</text:p>
            <text:p text:style-name="P55">ALL: FI1&gt;FI2 t=2.57, p=0.01</text:p>
            <text:p text:style-name="P55">ALL: FS1&gt;FS2 t=3.29, p=0.003</text:p>
            <text:p text:style-name="P55">ALL: FW1&gt;FW2 t=2.79, p=0.009</text:p>
            <text:p text:style-name="P55">ALL: UA1&gt;UA2 t=3.23, p=0.002</text:p>
            <text:p text:style-name="P55">ALL: US1&gt;US2 t=2.51, p=0.02</text:p>
            <text:p text:style-name="P55">ALL: UW1&gt;UW2 t=3.29, p=0.002</text:p>
          </table:table-cell>
        </table:table-row>
      </table:table>
      <text:p text:style-name="P62"/>
      <text:p text:style-name="P62">Basal Gangli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Name of area</text:p>
          </table:table-cell>
          <table:table-cell table:style-name="Table5.B1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3">Right caudate</text:p>
          </table:table-cell>
          <table:table-cell table:style-name="Table5.B2" office:value-type="string">
            <text:p text:style-name="P8">None</text:p>
          </table:table-cell>
        </table:table-row>
        <table:table-row>
          <table:table-cell table:style-name="Table5.A2" office:value-type="string">
            <text:p text:style-name="P3">Right putamen</text:p>
          </table:table-cell>
          <table:table-cell table:style-name="Table5.B2" office:value-type="string">
            <text:p text:style-name="P29">Session 1 ANOVA (4 stim types) – <text:span text:style-name="T1">F(3,72)=2.85, p=0.0435</text:span></text:p>
            <text:p text:style-name="P29">Session <text:span text:style-name="T12">2</text:span> ANOVA (4 stim types) – <text:span text:style-name="T1">F(3,72)=3.81, p=0.0137</text:span></text:p>
            <text:p text:style-name="P56">A1&gt;S1 t=3.25, p =0.002</text:p>
            <text:p text:style-name="P56">I1&gt;S1 t=2.13, p=0.04</text:p>
            <text:p text:style-name="P56">S1&lt;W1 t=-2.14, p=0.04</text:p>
            <text:p text:style-name="P56">A2&lt;S2 t=-2.63, p=0.01</text:p>
            <text:p text:style-name="P56">A: FS1&lt;FS2 t=-3.74, p=0.002</text:p>
            <text:p text:style-name="P56"><text:soft-page-break/>ALL: UA1&gt;UA2, t=2.11, p=0.041</text:p>
          </table:table-cell>
        </table:table-row>
        <table:table-row>
          <table:table-cell table:style-name="Table5.A2" office:value-type="string">
            <text:p text:style-name="P3">Left caudate</text:p>
          </table:table-cell>
          <table:table-cell table:style-name="Table5.B2" office:value-type="string">
            <text:p text:style-name="P8">ALL: UI1&lt;UI2 t=-2.15, p=0.04</text:p>
          </table:table-cell>
        </table:table-row>
        <table:table-row>
          <table:table-cell table:style-name="Table5.A2" office:value-type="string">
            <text:p text:style-name="P3">Left putamen</text:p>
          </table:table-cell>
          <table:table-cell table:style-name="Table5.B2" office:value-type="string">
            <text:p text:style-name="P30">Session 1 ANOVA (4 stim types) – <text:span text:style-name="T1">F(3,72)=4.35, p=0.007</text:span></text:p>
            <text:p text:style-name="P57">A&gt;S t=2.62, p=0.01</text:p>
            <text:p text:style-name="P57">A1&gt;I1 t=3.71, p&lt;0.001</text:p>
            <text:p text:style-name="P57">A1&gt;S1 t=3.29, p=0.002</text:p>
            <text:p text:style-name="P57">I2&gt;S2 t=2.19, p=0.04</text:p>
            <text:p text:style-name="P57">I2&gt;W2 t=2.48, p=0.02</text:p>
            <text:p text:style-name="P57">B: FS1&gt;FS2 t=2.74, p=0.01</text:p>
            <text:p text:style-name="P57">ALL: UA1&gt;UA2 t=2.96, p=0.005</text:p>
            <text:p text:style-name="P57">ALL: UI1&lt;UI2 t=-2.32, p=0.03</text:p>
          </table:table-cell>
        </table:table-row>
        <table:table-row>
          <table:table-cell table:style-name="Table5.A2" office:value-type="string">
            <text:p text:style-name="P3">Left pallidum</text:p>
          </table:table-cell>
          <table:table-cell table:style-name="Table5.B2" office:value-type="string">
            <text:p text:style-name="P9">B: FS2&gt;US2 t=2.50, p=0.03</text:p>
          </table:table-cell>
        </table:table-row>
        <table:table-row>
          <table:table-cell table:style-name="Table5.A2" office:value-type="string">
            <text:p text:style-name="P3">Right pallidum</text:p>
          </table:table-cell>
          <table:table-cell table:style-name="Table5.B2" office:value-type="string">
            <text:p text:style-name="P9">I2&gt;S2 t=2.15, p=0.04</text:p>
            <text:p text:style-name="P9">B: FI2&gt;UI2 t=2.62, p=0.02</text:p>
            <text:p text:style-name="P9">B: FI1&lt;FI2 t=-2.64, p=0.02</text:p>
          </table:table-cell>
        </table:table-row>
      </table:table>
      <text:p text:style-name="P62"/>
      <text:p text:style-name="P63">Cerebellum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Harvard Oxford Number</text:p>
          </table:table-cell>
          <table:table-cell table:style-name="Table6.B1" office:value-type="string">
            <text:p text:style-name="P13"/>
          </table:table-cell>
        </table:table-row>
        <table:table-row>
          <table:table-cell table:style-name="Table6.A2" office:value-type="string">
            <text:p text:style-name="P1">10_L</text:p>
          </table:table-cell>
          <table:table-cell table:style-name="Table6.B2" office:value-type="string">
            <text:p text:style-name="P31">Session 1 ANOVA (4 stim types) – <text:span text:style-name="T1">F(3,72)=3.20, p=0.03</text:span></text:p>
            <text:p text:style-name="P58">A&lt;S t=-2.49, p=0.02</text:p>
            <text:p text:style-name="P58">A&lt;W t=-2.19, p=0.04</text:p>
            <text:p text:style-name="P58">A1&lt;S1 t=-2.77, p=0.01</text:p>
            <text:p text:style-name="P58">A1&lt;W1 t=-2.47, p=0.02</text:p>
          </table:table-cell>
        </table:table-row>
        <table:table-row>
          <table:table-cell table:style-name="Table6.A2" office:value-type="string">
            <text:p text:style-name="P1">10_R</text:p>
          </table:table-cell>
          <table:table-cell table:style-name="Table6.B2" office:value-type="string">
            <text:p text:style-name="P10">A: FW2&lt;UW2 t=-2.44, p=0.03</text:p>
            <text:p text:style-name="P10">A: FW1&gt; FW2 t=3.14, p=0.009</text:p>
            <text:p text:style-name="P10">ALL: US1&gt;US2, t=2.88, p=0.007</text:p>
          </table:table-cell>
        </table:table-row>
        <table:table-row>
          <table:table-cell table:style-name="Table6.A2" office:value-type="string">
            <text:p text:style-name="P1">3_L</text:p>
          </table:table-cell>
          <table:table-cell table:style-name="Table6.B2" office:value-type="string">
            <text:p text:style-name="P32">Session <text:span text:style-name="T13">2</text:span> ANOVA (4 stim types) – <text:span text:style-name="T1">F(3,72)=3.33 p=0.024</text:span></text:p>
            <text:p text:style-name="P47">Sessi<text:span text:style-name="T7">o</text:span>n1&amp;2 F(3,72)=<text:span text:style-name="T13">3.36, p=0.023</text:span></text:p>
            <text:p text:style-name="P59">S&gt;W t=3.3, p=0.003</text:p>
            <text:p text:style-name="P59">A2&gt;S2 t=-2.19, p=0.04</text:p>
            <text:p text:style-name="P59">S2&gt;W2 t=2.81, p=0.008</text:p>
          </table:table-cell>
        </table:table-row>
        <table:table-row>
          <table:table-cell table:style-name="Table6.A2" office:value-type="string">
            <text:p text:style-name="P1">3_R</text:p>
          </table:table-cell>
          <table:table-cell table:style-name="Table6.B2" office:value-type="string">
            <text:p text:style-name="P10">I2&lt;W2 t=-2.36, p=0.025</text:p>
            <text:p text:style-name="P10">A: FW1&lt; FW2 t=-2.50, p=0.023</text:p>
            <text:p text:style-name="P10">ALL: FW1&lt;FW2 t=-2.85, p=0.007</text:p>
          </table:table-cell>
        </table:table-row>
        <table:table-row>
          <table:table-cell table:style-name="Table6.A2" office:value-type="string">
            <text:p text:style-name="P1">4_5_L</text:p>
          </table:table-cell>
          <table:table-cell table:style-name="Table6.B2" office:value-type="string">
            <text:p text:style-name="P33">Session <text:span text:style-name="T14">1</text:span> ANOVA (4 stim types) – <text:span text:style-name="T1">F(3,72)=3.31, p=0.0247</text:span></text:p>
            <text:p text:style-name="P48">Sessi<text:span text:style-name="T7">o</text:span>n1&amp;2 F(3,72)=<text:span text:style-name="T14">4.54, p=0.006</text:span></text:p>
            <text:p text:style-name="P60">I&lt;S t=-2.55, p=0.02</text:p>
            <text:p text:style-name="P60">S&gt;W t=3.84, p&lt;0.001</text:p>
            <text:p text:style-name="P60">A1&gt;I1 t=2.33, p=0.03</text:p>
            <text:p text:style-name="P60">A1&gt;W1 t=2.25, p=0.03</text:p>
            <text:p text:style-name="P60">I1&lt;S1 t=-2.21, p=0.03</text:p>
            <text:p text:style-name="P60">S1&gt;W1 t=2.12, p=0.04</text:p>
            <text:p text:style-name="P60">S2&gt;W2 t=2.10, p=0.04</text:p>
            <text:p text:style-name="P60">B: FW2&lt;UW2 t=-2.62, p=0.024</text:p>
            <text:p text:style-name="P60">B: FI1&lt;FI2 t=-2.58, p=0.021</text:p>
            <text:p text:style-name="P60">B: FW1&lt;FW2 t=-2.66, p=0.02</text:p>
            <text:p text:style-name="P60">ALL: FI1&lt;FI2 t=-2.93, p=0.006</text:p>
          </table:table-cell>
        </table:table-row>
        <table:table-row>
          <table:table-cell table:style-name="Table6.A2" office:value-type="string">
            <text:p text:style-name="P1">4_5_R</text:p>
          </table:table-cell>
          <table:table-cell table:style-name="Table6.B2" office:value-type="string">
            <text:p text:style-name="P11">A2&lt;I2 t=-2.17, p=0.04</text:p>
            <text:p text:style-name="P11">A2&lt;W2 t=-2.35, p=0.024</text:p>
            <text:p text:style-name="P11">A: FI2&gt;UI2 t=2.91, p=0.01</text:p>
            <text:p text:style-name="P11">A: FI1&lt;FI2, t=-2.38, p=0.03</text:p>
          </table:table-cell>
        </table:table-row>
        <table:table-row>
          <table:table-cell table:style-name="Table6.A2" office:value-type="string">
            <text:p text:style-name="P1">6_L</text:p>
          </table:table-cell>
          <table:table-cell table:style-name="Table6.B2" office:value-type="string">
            <text:p text:style-name="P72">Session <text:span text:style-name="T14">1</text:span> ANOVA (4 stim types) – <text:span text:style-name="T1">F(3,72)=6.35, p&lt;0.001</text:span></text:p>
            <text:p text:style-name="P72">Session <text:span text:style-name="T15">2</text:span> ANOVA (4 stim types) – <text:span text:style-name="T1">F(3,72)=2.84, p =0.04</text:span></text:p>
            <text:p text:style-name="P64">Sessi<text:span text:style-name="T7">o</text:span>n1&amp;2 F(3,72)=<text:span text:style-name="T15">3.37, p=0.02</text:span></text:p>
            <text:p text:style-name="P83">I&lt;S t=-2.56, p=0.01</text:p>
            <text:p text:style-name="P83">I&lt;W t=-2.77, p=0.009</text:p>
            <text:p text:style-name="P83">A1&gt;I1 t=4.68, p&lt;0.001</text:p>
            <text:p text:style-name="P83">I1&lt;S1 t=-3.23, p=0.003</text:p>
            <text:p text:style-name="P83">I1&lt;W1 t=-3.47, p=0.002</text:p>
            <text:p text:style-name="P83">A2&lt;S2 t=-2.54, p=0.02</text:p>
            <text:p text:style-name="P83">A2&lt;W2 t=-2.33, p=0.03</text:p>
            <text:p text:style-name="P83"><text:soft-page-break/>A: FI1&lt;FI2 t=-2.78, p=0.01</text:p>
            <text:p text:style-name="P83">ALL: FI1&lt;FI2 t=-2.65, p=0.01</text:p>
            <text:p text:style-name="P83">ALL: UA1&gt;UA2 t=2.35, p=0.02</text:p>
          </table:table-cell>
        </table:table-row>
        <table:table-row>
          <table:table-cell table:style-name="Table6.A2" office:value-type="string">
            <text:p text:style-name="P1">6_R</text:p>
          </table:table-cell>
          <table:table-cell table:style-name="Table6.B2" office:value-type="string">
            <text:p text:style-name="P94">A: FW2&gt;UW2 t=2.67, p=0.02</text:p>
          </table:table-cell>
        </table:table-row>
        <table:table-row>
          <table:table-cell table:style-name="Table6.A2" office:value-type="string">
            <text:p text:style-name="P1">7b_L</text:p>
          </table:table-cell>
          <table:table-cell table:style-name="Table6.B2" office:value-type="string">
            <text:p text:style-name="P73">Session <text:span text:style-name="T14">1</text:span> ANOVA (4 stim types) – <text:span text:style-name="T1">F(3,72)=3.16, p=0.03</text:span></text:p>
            <text:p text:style-name="P65">Sessi<text:span text:style-name="T7">o</text:span>n1&amp;2 F(3,72)=<text:span text:style-name="T15">3.71, p=0.02</text:span></text:p>
            <text:p text:style-name="P84">I&lt;S t=-3.24, p=0.003</text:p>
            <text:p text:style-name="P84">A1&lt;S1 t=-2.19, p=0.04</text:p>
            <text:p text:style-name="P84">I1&lt;S1 t=-2.64, p=0.01</text:p>
            <text:p text:style-name="P84">S1&gt;W1 t=2.60, p=0.01</text:p>
            <text:p text:style-name="P84">A: FS2&lt;US2 t=-2.77, p=0.01</text:p>
          </table:table-cell>
        </table:table-row>
        <table:table-row>
          <table:table-cell table:style-name="Table6.A2" office:value-type="string">
            <text:p text:style-name="P1">7b_R</text:p>
          </table:table-cell>
          <table:table-cell table:style-name="Table6.B2" office:value-type="string">
            <text:p text:style-name="P74">Session <text:span text:style-name="T16">2</text:span> ANOVA (4 stim types) – <text:span text:style-name="T1">F(3,72)=6.21, p&lt;0.001</text:span></text:p>
            <text:p text:style-name="P66">Sessi<text:span text:style-name="T7">o</text:span>n1&amp;2 F(3,72)=<text:span text:style-name="T15">3.98, p=0.01</text:span></text:p>
            <text:p text:style-name="P85">A&lt;S t=-2.22, p=0.03</text:p>
            <text:p text:style-name="P85">I&lt;S t=-3.92, p&lt;0.001</text:p>
            <text:p text:style-name="P85">A2&lt;S2 t=-2.20, p=0.03</text:p>
            <text:p text:style-name="P85">I2&lt;S2 t=-4.74, p&lt;0.001</text:p>
            <text:p text:style-name="P85">I2&lt;W2 t=-2.79, p=0.009</text:p>
            <text:p text:style-name="P85">A: FI1&gt;FI2 t=3.01, p=0.009</text:p>
            <text:p text:style-name="P85">B: FS2&gt;US2 t=3.05, p=0.009</text:p>
            <text:p text:style-name="P85">B: FS1&lt;FS2 t=-2.34, p=0.03</text:p>
            <text:p text:style-name="P85">B: FW1&lt;FW2 t=-2.19, p=0.04</text:p>
            <text:p text:style-name="P85">ALL: FI1&gt;FI2 t=2.71, p=0.01</text:p>
            <text:p text:style-name="P85">ALL: FS1&lt;FS2, t=-2.65, p=0.01</text:p>
          </table:table-cell>
        </table:table-row>
        <table:table-row>
          <table:table-cell table:style-name="Table6.A2" office:value-type="string">
            <text:p text:style-name="P5">8_L</text:p>
          </table:table-cell>
          <table:table-cell table:style-name="Table6.B2" office:value-type="string">
            <text:p text:style-name="P75">Session <text:span text:style-name="T17">1</text:span> ANOVA (4 stim types) – <text:span text:style-name="T1">F(3,72)=3.01, p=-0.03</text:span></text:p>
            <text:p text:style-name="P67">Sessi<text:span text:style-name="T7">o</text:span>n1&amp;2 F(3,72)=<text:span text:style-name="T15">3.90, p=0.01</text:span></text:p>
            <text:p text:style-name="P86">A&gt;I t=3.03, p=0.005</text:p>
            <text:p text:style-name="P86">I&lt;S t=-3.25, p=0.003</text:p>
            <text:p text:style-name="P86">A1&gt;I1 t=2.54, p=0.02</text:p>
            <text:p text:style-name="P86">I1&lt;S1 t=-3.15, p=0.003</text:p>
          </table:table-cell>
        </table:table-row>
        <table:table-row>
          <table:table-cell table:style-name="Table6.A2" office:value-type="string">
            <text:p text:style-name="P5">8_R</text:p>
          </table:table-cell>
          <table:table-cell table:style-name="Table6.B2" office:value-type="string">
            <text:p text:style-name="P95">A&gt;I t=2.15, p=0.04</text:p>
            <text:p text:style-name="P95">I&lt;S t=-2.63, p=0.01</text:p>
            <text:p text:style-name="P95">A1&gt;W1 t=2.24, p=0.03</text:p>
            <text:p text:style-name="P95">S1&gt;W1 t=2.23, p=0.03</text:p>
            <text:p text:style-name="P95">I2&lt;S2 t=-2.17, p=0.04</text:p>
            <text:p text:style-name="P95">I2&lt;W2 t=-2.63, p=0.01</text:p>
            <text:p text:style-name="P95">B: FI1&gt;FI2 t=2.39, p=0.03</text:p>
            <text:p text:style-name="P95">ALL: FI1&gt;FI2 t=2.63, p=0.01</text:p>
            <text:p text:style-name="P95">ALL: FW1&lt;FW2 t=-2.24, p=0.03</text:p>
          </table:table-cell>
        </table:table-row>
        <table:table-row>
          <table:table-cell table:style-name="Table6.A2" office:value-type="string">
            <text:p text:style-name="P5">9_L</text:p>
          </table:table-cell>
          <table:table-cell table:style-name="Table6.B2" office:value-type="string">
            <text:p text:style-name="P76">Session <text:span text:style-name="T18">2 </text:span>ANOVA (4 stim types) – <text:span text:style-name="T1">F(3,72)=4.45, p=0.007</text:span></text:p>
            <text:p text:style-name="P68">Sessi<text:span text:style-name="T7">o</text:span>n1&amp;2 F(3,72)=<text:span text:style-name="T18">4.60, p=0.005</text:span></text:p>
            <text:p text:style-name="P87">A&gt;I t=3.34, p=0.002</text:p>
            <text:p text:style-name="P87">I&lt;S t=-2.61, p=0.01</text:p>
            <text:p text:style-name="P87">I&lt;W t=-2.31, p=0.03</text:p>
            <text:p text:style-name="P87">A2&gt;I2 t=3.38, p=0.002</text:p>
            <text:p text:style-name="P87">I2&lt;S2 t=-2.55, p=0.02</text:p>
            <text:p text:style-name="P87"><text:soft-page-break/>I2&lt;W2 t=-2.43, p=0.02</text:p>
            <text:p text:style-name="P87">ALL: FA1&lt;FA2 t=-2.15, p=0.04</text:p>
          </table:table-cell>
        </table:table-row>
        <table:table-row>
          <table:table-cell table:style-name="Table6.A2" office:value-type="string">
            <text:p text:style-name="P5">9_R</text:p>
          </table:table-cell>
          <table:table-cell table:style-name="Table6.B2" office:value-type="string">
            <text:p text:style-name="P77">Session <text:span text:style-name="T18">2 </text:span>ANOVA (4 stim types) – <text:span text:style-name="T1">F(3,72)=3.37, p=0.02</text:span></text:p>
            <text:p text:style-name="P88">A&gt;I t=2.57, p=0.01</text:p>
            <text:p text:style-name="P88">I&lt;W t=-2.17, p=0.04</text:p>
            <text:p text:style-name="P88">A2&gt;I2 t=2.97, p=0.006</text:p>
            <text:p text:style-name="P88">B: FI2&gt;UI2 t=-2.25, p=0.04</text:p>
            <text:p text:style-name="P88">ALL: FI1&gt;FI2 t=2.39, p=0.02</text:p>
          </table:table-cell>
        </table:table-row>
        <table:table-row>
          <table:table-cell table:style-name="Table6.A2" office:value-type="string">
            <text:p text:style-name="P5">Crus1_L</text:p>
          </table:table-cell>
          <table:table-cell table:style-name="Table6.B2" office:value-type="string">
            <text:p text:style-name="P96">None</text:p>
          </table:table-cell>
        </table:table-row>
        <table:table-row>
          <table:table-cell table:style-name="Table6.A2" office:value-type="string">
            <text:p text:style-name="P5">Crus1_R</text:p>
          </table:table-cell>
          <table:table-cell table:style-name="Table6.B2" office:value-type="string">
            <text:p text:style-name="P96">None</text:p>
          </table:table-cell>
        </table:table-row>
        <table:table-row>
          <table:table-cell table:style-name="Table6.A2" office:value-type="string">
            <text:p text:style-name="P5">Crus2_L</text:p>
          </table:table-cell>
          <table:table-cell table:style-name="Table6.B2" office:value-type="string">
            <text:p text:style-name="P78">Session <text:span text:style-name="T19">1 </text:span>ANOVA (4 stim types) – <text:span text:style-name="T1">F(3,72)=3.83, p=0.01</text:span></text:p>
            <text:p text:style-name="P89">A1&lt;S1 t=-3.02, p=0.005</text:p>
          </table:table-cell>
        </table:table-row>
        <table:table-row>
          <table:table-cell table:style-name="Table6.A2" office:value-type="string">
            <text:p text:style-name="P5">Crus2_R</text:p>
          </table:table-cell>
          <table:table-cell table:style-name="Table6.B2" office:value-type="string">
            <text:p text:style-name="P97">None </text:p>
          </table:table-cell>
        </table:table-row>
        <table:table-row>
          <table:table-cell table:style-name="Table6.A2" office:value-type="string">
            <text:p text:style-name="P5">Vermis_9</text:p>
          </table:table-cell>
          <table:table-cell table:style-name="Table6.B2" office:value-type="string">
            <text:p text:style-name="P79">Session <text:span text:style-name="T20">1 </text:span>ANOVA (4 stim types) – <text:span text:style-name="T1">F(3,72)=6.28, p&lt;0.001</text:span></text:p>
            <text:p text:style-name="P69">Sessi<text:span text:style-name="T7">o</text:span>n1&amp;2 F(3,72)=<text:span text:style-name="T18">4.20, p=0.009</text:span></text:p>
            <text:p text:style-name="P90">A&lt;I t=-2.41, p=0.02</text:p>
            <text:p text:style-name="P90">A&lt;S t=-3.04, p=0.005</text:p>
            <text:p text:style-name="P90">A&lt;W t=-2.99. P=0.005</text:p>
            <text:p text:style-name="P90">A1&lt;I1 t=-4.04, p&lt;0.001</text:p>
            <text:p text:style-name="P90">A1&lt;S1 t=-3.12, p=0.004</text:p>
            <text:p text:style-name="P90">A1&lt;W1 t=-3.31, p=0.002</text:p>
            <text:p text:style-name="P90">A: FA1&lt;FA2 t=-3.21, p=0.008</text:p>
            <text:p text:style-name="P90">ALL: FA1&lt;FA2 t=-2.96, p=0.006</text:p>
          </table:table-cell>
        </table:table-row>
        <table:table-row>
          <table:table-cell table:style-name="Table6.A2" office:value-type="string">
            <text:p text:style-name="P5">Vermis_8</text:p>
          </table:table-cell>
          <table:table-cell table:style-name="Table6.B2" office:value-type="string">
            <text:p text:style-name="P80">Session <text:span text:style-name="T21">2 </text:span>ANOVA (4 stim types) – <text:span text:style-name="T1">F(3,72)=3.90, p=0.01</text:span></text:p>
            <text:p text:style-name="P70">Sessi<text:span text:style-name="T7">o</text:span>n1&amp;2 F(3,72)=<text:span text:style-name="T21">5.26, p=0.003</text:span></text:p>
            <text:p text:style-name="P91">A&lt;S t=-3.61, p&lt;0.001</text:p>
            <text:p text:style-name="P91">A&lt;W t=-2.55, p=0.02</text:p>
            <text:p text:style-name="P91">I&lt;S t=-2.65, p=0.01</text:p>
            <text:p text:style-name="P91">A1&lt;S1 t=-2.33, p=0.03</text:p>
            <text:p text:style-name="P91">A2&lt;S2 t=-2.95, p=0.006</text:p>
            <text:p text:style-name="P91">A2&lt;W2 t=-2.75, p=0.009</text:p>
          </table:table-cell>
        </table:table-row>
        <table:table-row>
          <table:table-cell table:style-name="Table6.A2" office:value-type="string">
            <text:p text:style-name="P5">Vermis_7</text:p>
          </table:table-cell>
          <table:table-cell table:style-name="Table6.B2" office:value-type="string">
            <text:p text:style-name="P81">Session <text:span text:style-name="T22">1 </text:span>ANOVA (4 stim types) – <text:span text:style-name="T1">F(3,72)=3.17, p=0.03</text:span></text:p>
            <text:p text:style-name="P81">Session <text:span text:style-name="T21">2 </text:span>ANOVA (4 stim types) – <text:span text:style-name="T1">F(3,72)=3.94, p=0.01</text:span></text:p>
            <text:p text:style-name="P71">Sessi<text:span text:style-name="T7">o</text:span>n1&amp;2 F(3,72)=<text:span text:style-name="T21">5.67, p=0.001</text:span></text:p>
            <text:p text:style-name="P92">A&lt;S t=-2.97, p=0.005</text:p>
            <text:p text:style-name="P92">I&lt;S t=-3.49, p=0.001</text:p>
            <text:p text:style-name="P92">I&lt;W t=-2.55, p=0.02</text:p>
            <text:p text:style-name="P92">I1&lt;S1 t=-2.69, p=0.01</text:p>
            <text:p text:style-name="P92">A2&lt;S2 t=-2.80, p=0.008</text:p>
            <text:p text:style-name="P92">A2&lt;W2 t=-2.12, p=0.04</text:p>
            <text:p text:style-name="P92">I2&lt;S2 t=-2.61, p=0.01</text:p>
            <text:p text:style-name="P92">A: FI2&gt;UI2 t=2.66, p=0.02</text:p>
            <text:p text:style-name="P92">A: FI1&lt;FI2 t=-2.32, p=0.03</text:p>
          </table:table-cell>
        </table:table-row>
        <table:table-row>
          <table:table-cell table:style-name="Table6.A2" office:value-type="string">
            <text:p text:style-name="P5">Vermis_6</text:p>
          </table:table-cell>
          <table:table-cell table:style-name="Table6.B2" office:value-type="string">
            <text:p text:style-name="P81">Session <text:span text:style-name="T22">1 </text:span>ANOVA (4 stim types) – <text:span text:style-name="T1">F(3,72)=5.96, p=0.001</text:span></text:p>
            <text:p text:style-name="P92"><text:soft-page-break/>I&lt;S t=-2.25, p=0.03</text:p>
            <text:p text:style-name="P92">A1&lt;S1 t=-2.77, p=0.009</text:p>
            <text:p text:style-name="P92">I1&lt;S1 t=-3.60, p=0.001</text:p>
            <text:p text:style-name="P92">I1&lt;W1 t=-2.82, p=0.008</text:p>
            <text:p text:style-name="P92">A: FI2&gt;UI2 t=3.39, p=0.003</text:p>
            <text:p text:style-name="P92">A: FA1&lt;FA2 t=-2.80, p=0.01</text:p>
            <text:p text:style-name="P92">A: FI1&lt;FI2 t=-3.42, p=0.003</text:p>
            <text:p text:style-name="P92">ALL: FA1&lt;FA2 t=-2.24, p=0.03</text:p>
            <text:p text:style-name="P92">ALL: FI1&lt;FI2 t=-3.14, p=0.003</text:p>
          </table:table-cell>
        </table:table-row>
        <table:table-row>
          <table:table-cell table:style-name="Table6.A2" office:value-type="string">
            <text:p text:style-name="P5">Vermis_4_5</text:p>
          </table:table-cell>
          <table:table-cell table:style-name="Table6.B2" office:value-type="string">
            <text:p text:style-name="P82">Session <text:span text:style-name="T22">1 </text:span>ANOVA (4 stim types) – <text:span text:style-name="T1">F(3,72)=3.52, p=0.02</text:span></text:p>
            <text:p text:style-name="P93">I&lt;S t=-2.57, p=0.01</text:p>
            <text:p text:style-name="P93">S&gt;W t=2.16, p=0.04</text:p>
            <text:p text:style-name="P93">A1&gt;I1 t=3.03, p=0.004</text:p>
            <text:p text:style-name="P93">I1&gt;S1 t=-2.45, p=0.02</text:p>
            <text:p text:style-name="P93">I1&lt;W1 t=-2.31, p=0.03</text:p>
            <text:p text:style-name="P93">S2&gt;W2 t=2.51, p=0.02</text:p>
            <text:p text:style-name="P93">A: FI2&gt;UI2 t=3.73, p=0.002</text:p>
            <text:p text:style-name="P93">A: FI1&lt;FI2 t=-3.74, p=0.002</text:p>
            <text:p text:style-name="P93">B: FW2&lt;UW2 t=-3.03, p=0.008</text:p>
            <text:p text:style-name="P93">B: FI1&lt;FI2 t=-2.30, p=0.04</text:p>
            <text:p text:style-name="P93">ALL: FI1&lt;FI2 t=-4.19, p&lt;0.001</text:p>
          </table:table-cell>
        </table:table-row>
        <table:table-row>
          <table:table-cell table:style-name="Table6.A2" office:value-type="string">
            <text:p text:style-name="P5">Vermis_3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1_2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10</text:p>
          </table:table-cell>
          <table:table-cell table:style-name="Table6.B2" office:value-type="string">
            <text:p text:style-name="P4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04:40.021000000</meta:creation-date>
    <dc:date>2019-03-20T13:14:07.953000000</dc:date>
    <meta:editing-duration>PT4H42M27S</meta:editing-duration>
    <meta:editing-cycles>38</meta:editing-cycles>
    <meta:generator>LibreOffice/6.1.2.1$Windows_X86_64 LibreOffice_project/65905a128db06ba48db947242809d14d3f9a93fe</meta:generator>
    <meta:document-statistic meta:table-count="6" meta:image-count="0" meta:object-count="0" meta:page-count="10" meta:paragraph-count="448" meta:word-count="1596" meta:character-count="11014" meta:non-whitespace-character-count="9818"/>
  </office:meta>
</office:document-meta>
</file>